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9ecdb"/>
    </style:style>
    <style:style style:name="P3" style:family="paragraph" style:parent-style-name="Text_20_body">
      <style:paragraph-properties fo:text-align="center" style:justify-single-word="false"/>
      <style:text-properties officeooo:paragraph-rsid="00088b80"/>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Text_20_body" style:list-style-name="L1">
      <style:paragraph-properties fo:text-align="justify" style:justify-single-word="false"/>
      <style:text-properties officeooo:paragraph-rsid="0008ae22"/>
    </style:style>
    <style:style style:name="P7" style:family="paragraph" style:parent-style-name="Text_20_body" style:list-style-name="L1">
      <style:paragraph-properties fo:margin-top="0in" fo:margin-bottom="0in" style:contextual-spacing="false"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margin-top="0in" fo:margin-bottom="0in" style:contextual-spacing="false"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3">
      <style:paragraph-properties fo:margin-top="0in" fo:margin-bottom="0in" style:contextual-spacing="false"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1">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P14" style:family="paragraph" style:parent-style-name="Text_20_body" style:list-style-name="L1">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style:font-name="Times New Roman" fo:font-size="14pt" fo:font-weight="normal" style:font-size-asian="14pt" style:font-weight-asian="normal" style:font-size-complex="14pt" style:font-weight-complex="normal"/>
    </style:style>
    <style:style style:name="T2" style:family="text">
      <style:text-properties style:font-name="Times New Roman" fo:font-size="14pt" fo:font-weight="normal" officeooo:rsid="000d523a" style:font-size-asian="14pt" style:font-weight-asian="normal" style:font-size-complex="14pt" style:font-weight-complex="normal"/>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font-style="italic" fo:font-weight="normal" officeooo:rsid="000c2317" style:font-size-asian="14pt" style:font-style-asian="italic" style:font-weight-asian="normal" style:font-size-complex="14pt" style:font-style-complex="italic"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An ecosystem for personal knowledge graphs: A survey and research roadmap<text:tab/></text:span></text:span></text:p>
      <text:p text:style-name="P3"><text:span text:style-name="Strong_20_Emphasis"><text:span text:style-name="T1"/></text:span></text:p>
      <text:p text:style-name="P2"><text:span text:style-name="Strong_20_Emphasis"><text:span text:style-name="T1">AI Open 5 (2024) 55–69<text:tab/> <text:s text:c="69"/></text:span></text:span><text:span text:style-name="Strong_20_Emphasis"><text:span text:style-name="T2">Şubat</text:span></text:span><text:span text:style-name="Strong_20_Emphasis"><text:span text:style-name="T1"> 2024</text:span></text:span></text:p>
      <text:p text:style-name="P2"><text:span text:style-name="Strong_20_Emphasis"><text:span text:style-name="T4"/></text:span></text:p>
      <text:p text:style-name="P2"><text:span text:style-name="Strong_20_Emphasis"><text:span text:style-name="T4">Anahtar Kelimeler: Kişisel Bilgi Grafları, Kişisel Veri Yönetimi, </text:span></text:span><text:span text:style-name="Strong_20_Emphasis"><text:span text:style-name="T5">Oryantiring problemi</text:span></text:span></text:p>
      <text:p text:style-name="P2"><text:span text:style-name="Strong_20_Emphasis"><text:span text:style-name="T4"/></text:span></text:p>
      <text:p text:style-name="P2"><text:span text:style-name="T1"><text:tab/>Yönlendirme problemleri, özellikle gezgin satıcı problemi (TSP), oryantiring problemi (OP) ve araç rotalama problemi (VRP), lojistik, turizm ve telekomünikasyon gibi birçok alanda kritik öneme sahiptir. Oryantiring Problemi (OP), belirli bir başlangıç noktasından hareket ederek belirli kontrol noktalarını ziyaret edip, maliyet kısıtları dahilinde en yüksek ödülü toplamayı amaçlayan bir optimizasyon problemidir. Bu problem </text:span><text:span text:style-name="Strong_20_Emphasis"><text:span text:style-name="T1">NP-zor</text:span></text:span><text:span text:style-name="T1"> olarak sınıflandırılmakta olup, geleneksel yöntemlerle optimal çözüme ulaşmak hesaplama açısından oldukça maliyetlidir.</text:span></text:p>
      <text:p text:style-name="P5"><text:tab/>Son yıllarda, derin öğrenme modelleri yönlendirme problemlerini çözmek için önemli bir araç haline gelmiştir. Ancak mevcut yöntemler genellikle yalnızca düğüm koordinatlarını girdi olarak kabul etmekte ve yönlendirme problemlerinin öz-referanslı doğasını göz ardı etmektedir. Bu durum, modelin erken aşamalardaki düğüm seçimlerinin güvenilirliğini azaltarak, gerçek dünya uygulamalarında kullanımını zorlaştırmaktadır.</text:p>
      <text:p text:style-name="P1"><text:span text:style-name="T1"><text:tab/>Bu çalışmada, genel oryantiring problemini çözmek için </text:span><text:span text:style-name="Strong_20_Emphasis"><text:span text:style-name="T1">dikkat mekanizması (attention mechanism)</text:span></text:span><text:span text:style-name="T1"> ile güçlendirilmiş yeni bir </text:span><text:span text:style-name="Strong_20_Emphasis"><text:span text:style-name="T1">ışın arama (beam search) algoritması</text:span></text:span><text:span text:style-name="T1"> önerilmektedir. Önerilen yöntem, düğümler arasındaki mesafeleri dikkate alan bir dikkat ağı (attention network) kullanarak sezgisel fonksiyon öğrenmekte ve bu öğrenme sürecini </text:span><text:span text:style-name="Strong_20_Emphasis"><text:span text:style-name="T1">pekiştirmeli öğrenme (reinforcement learning)</text:span></text:span><text:span text:style-name="T1"> çerçevesinde gerçekleştirmektedir. Yapılan deneyler, önerilen yöntemin birçok mevcut yöntemi geride bıraktığını ve optimal veya optimal yakını sonuçlar üretebildiğini göstermektedir.</text:span></text:p>
      <text:p text:style-name="P1"><text:span text:style-name="Strong_20_Emphasis"><text:span text:style-name="T1"><text:tab/></text:span></text:span><text:span text:style-name="T1">Geleneksel oryantiring problemleri genellikle </text:span><text:span text:style-name="Strong_20_Emphasis"><text:span text:style-name="T1">Öklidyen mesafeye</text:span></text:span><text:span text:style-name="T1"> dayalıdır ve düğümler arasındaki maliyetler doğrudan koordinat bilgileriyle temsil edilir. Ancak, gerçek dünya uygulamalarında maliyetler, yol koşulları, trafik veya diğer faktörler nedeniyle Öklidyen mesafeden sapabilir. Bu nedenle, </text:span><text:span text:style-name="Strong_20_Emphasis"><text:span text:style-name="T1">genel oryantiring problemi (General Orienteering Problem - GOP)</text:span></text:span><text:span text:style-name="T1"> olarak adlandırılan ve doğrudan düğümler arasındaki maliyet bilgisini kullanabilen bir model oluşturulması gerekmektedir.</text:span></text:p>
      <text:p text:style-name="P1"><text:soft-page-break/><text:span text:style-name="T1"><text:tab/>Önerilen yöntem, </text:span><text:span text:style-name="Strong_20_Emphasis"><text:span text:style-name="T1">ışın arama (beam search)</text:span></text:span><text:span text:style-name="T1"> ve </text:span><text:span text:style-name="Strong_20_Emphasis"><text:span text:style-name="T1">dikkat mekanizmalı sezgisel öğrenme (attention-based heuristic learning)</text:span></text:span><text:span text:style-name="T1"> bileşenlerini birleştirerek, aşağıdaki üç temel bileşen üzerine inşa edilmiştir:</text:span></text:p>
      <text:list xml:id="list3483404384" text:style-name="L1">
        <text:list-item>
          <text:p text:style-name="P6"><text:span text:style-name="Strong_20_Emphasis"><text:span text:style-name="T1">Işın Arama Algoritması (Cost-Level Beam Search)</text:span></text:span></text:p>
          <text:list>
            <text:list-item>
              <text:p text:style-name="P7"><text:span text:style-name="T1">Geleneksel ışın arama yöntemlerinde, problem her adımda en iyi düğümü seçerek ilerler. Ancak, önerilen yöntemde </text:span><text:span text:style-name="Strong_20_Emphasis"><text:span text:style-name="T1">erken aşamalardaki düşük güvenilirlikli seçimlerin etkisini azaltmak</text:span></text:span><text:span text:style-name="T1"> için ışın arama mekanizması kademeli olarak uygulanır.</text:span></text:p>
            </text:list-item>
            <text:list-item>
              <text:p text:style-name="P13">Başlangıç aşamalarında daha fazla ara çözüm saklanarak, modelin hatalı kestirimlerinden kaynaklanan yanlış yönlendirmeler en aza indirilir.</text:p>
            </text:list-item>
          </text:list>
        </text:list-item>
        <text:list-item>
          <text:p text:style-name="P8"><text:span text:style-name="Strong_20_Emphasis"><text:span text:style-name="T1">Dikkat Mekanizmalı Sezgisel Öğrenme (Attention-Based Heuristic Learning)</text:span></text:span></text:p>
          <text:list>
            <text:list-item>
              <text:p text:style-name="P7"><text:span text:style-name="T1">Model, düğüm ödüllerini ve kenar maliyetlerini dikkate alarak, düğümler arasındaki ilişkileri analiz eden bir </text:span><text:span text:style-name="Strong_20_Emphasis"><text:span text:style-name="T1">graf dikkat ağı (Graph Attention Network - GAT)</text:span></text:span><text:span text:style-name="T1"> kullanır.</text:span></text:p>
            </text:list-item>
            <text:list-item>
              <text:p text:style-name="P7"><text:span text:style-name="T1">Bu ağ, öğrenme sürecinde </text:span><text:span text:style-name="Strong_20_Emphasis"><text:span text:style-name="T1">pekiştirmeli öğrenme (Q-learning)</text:span></text:span><text:span text:style-name="T1"> ile eğitilir ve daha doğru sezgisel fonksiyonlar oluşturulmasını sağlar.</text:span></text:p>
            </text:list-item>
          </text:list>
        </text:list-item>
        <text:list-item>
          <text:p text:style-name="P8"><text:span text:style-name="Strong_20_Emphasis"><text:span text:style-name="T1">Öz-Referanslı Karar Mekanizması (Self-Referential Decision Process)</text:span></text:span></text:p>
          <text:list>
            <text:list-item>
              <text:p text:style-name="P13">Her düğüm seçimi, bir önceki adımın devamı olarak ele alınır ve her yeni seçim, yeniden yapılandırılmış bir alt oryantiring problemi olarak değerlendirilir.</text:p>
            </text:list-item>
            <text:list-item>
              <text:p text:style-name="P14">Böylece, model her karar adımında daha fazla bilgi kullanarak genel yönlendirme başarısını artırır.</text:p>
            </text:list-item>
          </text:list>
        </text:list-item>
      </text:list>
      <text:p text:style-name="P4"><text:span text:style-name="T1"><text:line-break/><text:tab/>Önerilen yöntem, </text:span><text:span text:style-name="Strong_20_Emphasis"><text:span text:style-name="T1">20, 50 ve 100 düğümlü</text:span></text:span><text:span text:style-name="T1"> problem setlerinde test edilmiştir. Karşılaştırmalı analizlerde şu sonuçlar elde edilmiştir:</text:span></text:p>
      <text:list xml:id="list3052558652" text:style-name="L2">
        <text:list-item>
          <text:p text:style-name="P9"><text:span text:style-name="Strong_20_Emphasis"><text:span text:style-name="T1">Önerilen model (CS-l), geleneksel ışın arama (CS-p) ve diğer derin öğrenme tabanlı yönlendirme modellerinden daha yüksek doğruluk sağlamıştır.</text:span></text:span></text:p>
        </text:list-item>
        <text:list-item>
          <text:p text:style-name="P9"><text:span text:style-name="Strong_20_Emphasis"><text:span text:style-name="T1">Özellikle büyük ölçekli problemler için modelin genel başarımı, optimal çözüme oldukça yaklaşmıştır.</text:span></text:span></text:p>
        </text:list-item>
        <text:list-item>
          <text:p text:style-name="P9"><text:span text:style-name="Strong_20_Emphasis"><text:span text:style-name="T1">Daha önce kullanılan Encoder-Decoder tabanlı yöntemlerden (AN-at ve AN-pn) daha yüksek performans göstererek, öz-referanslı karar mekanizmasının avantajlarını ortaya koymuştur.</text:span></text:span></text:p>
        </text:list-item>
        <text:list-item>
          <text:p text:style-name="P10"><text:span text:style-name="Strong_20_Emphasis"><text:span text:style-name="T1">Öğrenilmiş sezgisel fonksiyon kullanıldığında, hesaplama süresi açısından daha verimli sonuçlar elde edilmiştir.</text:span></text:span></text:p>
        </text:list-item>
      </text:list>
      <text:p text:style-name="P5">Bu sonuçlar, dikkat mekanizmalı ışın arama algoritmasının oryantiring problemi çözümünde güçlü bir yöntem sunduğunu göstermektedir.</text:p>
      <text:p text:style-name="P1"><text:soft-page-break/><text:span text:style-name="Strong_20_Emphasis"><text:span text:style-name="T1"><text:tab/></text:span></text:span><text:span text:style-name="T1">Bu çalışmada, </text:span><text:span text:style-name="Strong_20_Emphasis"><text:span text:style-name="T1">genel oryantiring problemini çözmek için dikkat mekanizmalı ışın arama (beam search with attention network) yöntemi önerilmiştir.</text:span></text:span><text:span text:style-name="T1"> Model, düğüm ve kenar bilgilerini dikkate alan dikkat ağı (GAT) kullanarak sezgisel fonksiyonları öğrenmekte ve pekiştirmeli öğrenme ile kendini geliştirmektedir. </text:span><text:span text:style-name="Strong_20_Emphasis"><text:span text:style-name="T1">Önerilen modelin başlıca avantajları şunlardır:</text:span></text:span></text:p>
      <text:list xml:id="list2562809364" text:style-name="L3">
        <text:list-item>
          <text:p text:style-name="P11"><text:span text:style-name="Strong_20_Emphasis"><text:span text:style-name="T1">Daha az hesaplama kaynağıyla optimal çözüme yakın sonuçlar üretmesi</text:span></text:span></text:p>
        </text:list-item>
        <text:list-item>
          <text:p text:style-name="P11"><text:span text:style-name="Strong_20_Emphasis"><text:span text:style-name="T1">Daha doğru düğüm seçimleri yaparak yönlendirme performansını artırması</text:span></text:span></text:p>
        </text:list-item>
        <text:list-item>
          <text:p text:style-name="P12"><text:span text:style-name="Strong_20_Emphasis"><text:span text:style-name="T1">Erken aşamalardaki hatalı kestirimleri azaltarak modelin genel başarısını iyileştirmesi</text:span></text:span></text:p>
        </text:list-item>
      </text:list>
      <text:p text:style-name="P1"><text:span text:style-name="T1"><text:tab/>Deneysel çalışmalar, önerilen yöntemin </text:span><text:span text:style-name="Strong_20_Emphasis"><text:span text:style-name="T1">mevcut en iyi yaklaşımlardan daha başarılı sonuçlar elde ettiğini</text:span></text:span><text:span text:style-name="T1"> ve </text:span><text:span text:style-name="Strong_20_Emphasis"><text:span text:style-name="T1">özellikle büyük ölçekli yönlendirme problemlerinde etkili olduğunu</text:span></text:span><text:span text:style-name="T1"> göstermektedir.</text:span></text:p>
      <text:p text:style-name="P1"><text:span text:style-name="T1"><text:line-break/><text:tab/>Gelecekte, modelin </text:span><text:span text:style-name="Strong_20_Emphasis"><text:span text:style-name="T1">farklı yönlendirme problemlerine (örneğin, araç rotalama problemleri) uyarlanması</text:span></text:span><text:span text:style-name="T1"> ve </text:span><text:span text:style-name="Strong_20_Emphasis"><text:span text:style-name="T1">dinamik maliyet değişikliklerine duyarlı hale getirilmesi</text:span></text:span><text:span text:style-name="T1"> planlanmaktadır. Ayrıca, </text:span><text:span text:style-name="Strong_20_Emphasis"><text:span text:style-name="T1">graf sinir ağları (Graph Neural Networks - GNNs) ile daha karmaşık veri yapılarını analiz edebilen bir model geliştirilmesi</text:span></text:span><text:span text:style-name="T1"> hedeflenmekted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9:39:42.913330815</meta:creation-date>
    <dc:date>2025-03-06T14:41:11.436832069</dc:date>
    <meta:editing-duration>PT14M7S</meta:editing-duration>
    <meta:editing-cycles>9</meta:editing-cycles>
    <meta:generator>LibreOffice/7.3.7.2$Linux_X86_64 LibreOffice_project/30$Build-2</meta:generator>
    <meta:document-statistic meta:table-count="0" meta:image-count="0" meta:object-count="0" meta:page-count="3" meta:paragraph-count="29" meta:word-count="658" meta:character-count="5510" meta:non-whitespace-character-count="4816"/>
  </office:meta>
</office:document-meta>
</file>